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2_morph_boost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]/[.B2]" office:value-type="float" office:value="0.333333333333333" calcext:value-type="float">
            <text:p>0.333333333333333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]/[.B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]/[.B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]/[.B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6]/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]/[.B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]/[.B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9]/[.B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]/[.B1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1]/[.B1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]/[.B1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3]/[.B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5]/[.B15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6]/[.B1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7]/[.B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8]/[.B1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9]/[.B1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1]/[.B21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22]/[.B2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3]/[.B2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5]/[.B2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26]/[.B2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7]/[.B2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8]/[.B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29]/[.B29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30]/[.B30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31]/[.B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3]/[.B3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]/[.B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35]/[.B3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6]/[.B3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37]/[.B3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8]/[.B3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9]/[.B3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0]/[.B4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1]/[.B4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2]/[.B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3]/[.B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4]/[.B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5]/[.B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6]/[.B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8]/[.B4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9]/[.B4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D51]/[.B51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52]/[.B5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3]/[.B5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4]/[.B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55]/[.B5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6]/[.B5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58]/[.B58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9]/[.B5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60]/[.B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1]/[.B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62]/[.B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3]/[.B63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4]/[.B6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65]/[.B6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6]/[.B6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8]/[.B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9]/[.B6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0]/[.B7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71]/[.B71]" office:value-type="float" office:value="0.521739130434783" calcext:value-type="float">
            <text:p>0.5217391304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2]/[.B7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3]/[.B7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74]/[.B74]" office:value-type="float" office:value="0.347826086956522" calcext:value-type="float">
            <text:p>0.34782608695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]/[.B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6]/[.B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7]/[.B7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0]/[.B8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81]/[.B8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2]/[.B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3]/[.B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4]/[.B8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5]/[.B85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86]/[.B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7]/[.B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88]/[.B8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9]/[.B8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0]/[.B9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91]/[.B9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92]/[.B9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3]/[.B9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95]/[.B95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6]/[.B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8]/[.B9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9]/[.B9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0]/[.B10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01]/[.B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2]/[.B10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03]/[.B10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4]/[.B10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06]/[.B106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07]/[.B107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08]/[.B10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0]/[.B1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11]/[.B11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2]/[.B1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]/[.B11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]/[.B11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5]/[.B1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6]/[.B11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17]/[.B11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9]/[.B1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]/[.B1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]/[.B1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]/[.B12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3]/[.B12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4]/[.B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5]/[.B12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6]/[.B12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7]/[.B12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8]/[.B1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9]/[.B12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0]/[.B13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31]/[.B13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2]/[.B1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33]/[.B13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35]/[.B1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36]/[.B1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37]/[.B13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8]/[.B1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9]/[.B13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40]/[.B14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41]/[.B14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42]/[.B14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143]/[.B14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44]/[.B14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46]/[.B146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147]/[.B14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48]/[.B14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9]/[.B14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51]/[.B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52]/[.B15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5]/[.B15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156]/[.B15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57]/[.B15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59]/[.B15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60]/[.B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61]/[.B16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62]/[.B1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63]/[.B16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64]/[.B16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65]/[.B16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66]/[.B1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67]/[.B1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68]/[.B1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69]/[.B1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70]/[.B170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1]/[.B17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72]/[.B172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73]/[.B17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74]/[.B17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75]/[.B17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76]/[.B17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78]/[.B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79]/[.B17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80]/[.B18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81]/[.B18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82]/[.B1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184]/[.B1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85]/[.B18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86]/[.B186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87]/[.B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89]/[.B1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90]/[.B19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1]/[.B19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2]/[.B19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93]/[.B1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194]/[.B19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5]/[.B19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96]/[.B19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97]/[.B19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98]/[.B19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99]/[.B1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00]/[.B20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01]/[.B20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202]/[.B20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03]/[.B20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04]/[.B20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205]/[.B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D206]/[.B206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07]/[.B20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08]/[.B20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209]/[.B209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10]/[.B2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11]/[.B2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12]/[.B2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13]/[.B21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14]/[.B214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15]/[.B2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17]/[.B21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218]/[.B21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19]/[.B21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20]/[.B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21]/[.B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222]/[.B22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23]/[.B22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224]/[.B22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25]/[.B22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26]/[.B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27]/[.B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28]/[.B22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29]/[.B2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230]/[.B230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33]/[.B233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34]/[.B23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6]/[.B2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237]/[.B23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239]/[.B23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0]/[.B2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1]/[.B2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42]/[.B242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43]/[.B2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44]/[.B24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245]/[.B24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46]/[.B24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48]/[.B24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9]/[.B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50]/[.B25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51]/[.B25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52]/[.B252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53]/[.B2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54]/[.B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55]/[.B255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6]/[.B25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57]/[.B25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58]/[.B2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59]/[.B25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60]/[.B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61]/[.B26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63]/[.B263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4]/[.B2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5]/[.B26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7]/[.B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68]/[.B268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9]/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70]/[.B27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271]/[.B27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272]/[.B27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73]/[.B27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74]/[.B274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5]/[.B27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277]/[.B27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78]/[.B27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79]/[.B2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81]/[.B28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2]/[.B2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83]/[.B28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85]/[.B28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7]/[.B2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89]/[.B28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93]/[.B2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94]/[.B29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295]/[.B29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96]/[.B29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297]/[.B297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98]/[.B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299]/[.B299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02]/[.B30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03]/[.B3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04]/[.B30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D305]/[.B30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06]/[.B30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07]/[.B30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308]/[.B30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09]/[.B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10]/[.B31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11]/[.B311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12]/[.B3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13]/[.B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14]/[.B31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15]/[.B31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16]/[.B31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18]/[.B31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19]/[.B31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20]/[.B320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22]/[.B3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23]/[.B32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24]/[.B3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25]/[.B32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26]/[.B32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27]/[.B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28]/[.B328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29]/[.B32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330]/[.B33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32]/[.B33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334]/[.B334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35]/[.B33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336]/[.B33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37]/[.B3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38]/[.B3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39]/[.B33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340]/[.B34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41]/[.B3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43]/[.B34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44]/[.B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45]/[.B345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346]/[.B34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347]/[.B34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8]/[.B3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9]/[.B34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50]/[.B35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51]/[.B351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52]/[.B3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53]/[.B35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54]/[.B35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355]/[.B35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56]/[.B35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57]/[.B35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8]/[.B35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9]/[.B35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0]/[.B36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62]/[.B3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363]/[.B363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64]/[.B36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65]/[.B3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366]/[.B3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67]/[.B36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8]/[.B3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69]/[.B36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70]/[.B3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71]/[.B3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72]/[.B37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3]/[.B37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74]/[.B37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75]/[.B3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6]/[.B37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7]/[.B37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78]/[.B3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79]/[.B37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380]/[.B380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81]/[.B38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82]/[.B38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83]/[.B38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4]/[.B38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85]/[.B385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386]/[.B38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87]/[.B38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388]/[.B388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89]/[.B38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90]/[.B39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1]/[.B3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92]/[.B3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94]/[.B394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95]/[.B39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6]/[.B3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97]/[.B39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98]/[.B39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9]/[.B39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0]/[.B4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1]/[.B40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02]/[.B4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04]/[.B4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05]/[.B40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06]/[.B40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07]/[.B4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08]/[.B40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09]/[.B4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10]/[.B4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11]/[.B411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12]/[.B41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13]/[.B41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14]/[.B41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15]/[.B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16]/[.B41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17]/[.B4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18]/[.B41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19]/[.B41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20]/[.B42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421]/[.B4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259259259259259" calcext:value-type="float">
            <text:p>0.2592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3]/[.B4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24]/[.B4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25]/[.B42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26]/[.B42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27]/[.B42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28]/[.B42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9]/[.B42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30]/[.B43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32]/[.B4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33]/[.B43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34]/[.B4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35]/[.B4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36]/[.B43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37]/[.B43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38]/[.B4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39]/[.B43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40]/[.B4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1]/[.B44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442]/[.B4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3]/[.B4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4]/[.B44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445]/[.B445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6]/[.B44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7]/[.B44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8]/[.B4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50]/[.B45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451]/[.B451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452]/[.B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53]/[.B45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54]/[.B45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55]/[.B45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56]/[.B45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57]/[.B45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58]/[.B45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59]/[.B45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60]/[.B46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61]/[.B46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62]/[.B46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63]/[.B46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64]/[.B46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5]/[.B46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66]/[.B46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[.D467]/[.B467]" office:value-type="float" office:value="0.413793103448276" calcext:value-type="float">
            <text:p>0.413793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8]/[.B468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69]/[.B46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70]/[.B47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71]/[.B47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72]/[.B47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473]/[.B4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74]/[.B4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475]/[.B4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76]/[.B4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477]/[.B47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478]/[.B4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79]/[.B479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80]/[.B48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481]/[.B48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82]/[.B48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83]/[.B4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84]/[.B4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85]/[.B48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87]/[.B48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488]/[.B48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89]/[.B48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90]/[.B49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91]/[.B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92]/[.B4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493]/[.B493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94]/[.B49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96]/[.B49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97]/[.B49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98]/[.B4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99]/[.B49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00]/[.B500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01]/[.B50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02]/[.B50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503]/[.B50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04]/[.B50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505]/[.B50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506]/[.B5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07]/[.B50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08]/[.B50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09]/[.B50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10]/[.B510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11]/[.B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13]/[.B51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4]/[.B5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15]/[.B51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16]/[.B51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17]/[.B51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18]/[.B5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19]/[.B51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0]/[.B52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1]/[.B52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22]/[.B52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23]/[.B52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24]/[.B52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25]/[.B52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526]/[.B52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527]/[.B527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8]/[.B52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29]/[.B5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30]/[.B5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531]/[.B53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D532]/[.B5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33]/[.B5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534]/[.B53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35]/[.B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36]/[.B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37]/[.B537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538]/[.B5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539]/[.B53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40]/[.B54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41]/[.B541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42]/[.B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43]/[.B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44]/[.B54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45]/[.B54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46]/[.B54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47]/[.B54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8]/[.B54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549]/[.B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50]/[.B550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D551]/[.B551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552]/[.B552]" office:value-type="float" office:value="0.0869565217391304" calcext:value-type="float">
            <text:p>0.08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3]/[.B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554]/[.B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55]/[.B55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556]/[.B55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57]/[.B55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558]/[.B558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59]/[.B5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60]/[.B56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561]/[.B561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2]/[.B562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63]/[.B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65]/[.B56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566]/[.B56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67]/[.B5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68]/[.B5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569]/[.B5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70]/[.B57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571]/[.B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72]/[.B57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73]/[.B57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4]/[.B57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75]/[.B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6]/[.B57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77]/[.B57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78]/[.B5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79]/[.B57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80]/[.B5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81]/[.B58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82]/[.B58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83]/[.B58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584]/[.B5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5]/[.B58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86]/[.B586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587]/[.B5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88]/[.B58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89]/[.B5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590]/[.B59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91]/[.B59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92]/[.B59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93]/[.B59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94]/[.B59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95]/[.B595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596]/[.B59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97]/[.B59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98]/[.B5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99]/[.B59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600]/[.B6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601]/[.B6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602]/[.B60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603]/[.B60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04]/[.B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605]/[.B60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06]/[.B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607]/[.B607]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608]/[.B608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09]/[.B6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10]/[.B6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611]/[.B61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12]/[.B61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13]/[.B61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14]/[.B6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15]/[.B6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16]/[.B61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617]/[.B61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18]/[.B61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19]/[.B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620]/[.B62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21]/[.B6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22]/[.B62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D623]/[.B62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24]/[.B62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625]/[.B625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26]/[.B62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27]/[.B62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28]/[.B62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29]/[.B6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30]/[.B63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31]/[.B63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32]/[.B63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33]/[.B63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34]/[.B63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635]/[.B63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36]/[.B63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637]/[.B63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638]/[.B638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39]/[.B63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640]/[.B640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641]/[.B64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642]/[.B64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43]/[.B64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44]/[.B64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645]/[.B6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46]/[.B64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7]/[.B64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48]/[.B64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49]/[.B64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50]/[.B6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51]/[.B6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52]/[.B65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53]/[.B6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54]/[.B65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5]/[.B65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56]/[.B6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57]/[.B65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658]/[.B658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59]/[.B65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60]/[.B6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61]/[.B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62]/[.B66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63]/[.B66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64]/[.B66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665]/[.B66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666]/[.B6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67]/[.B66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68]/[.B66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669]/[.B66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670]/[.B670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671]/[.B6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72]/[.B67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73]/[.B67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674]/[.B67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675]/[.B67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76]/[.B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77]/[.B67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678]/[.B67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79]/[.B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680]/[.B68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81]/[.B68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683]/[.B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684]/[.B6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85]/[.B68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686]/[.B68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687]/[.B68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88]/[.B6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689]/[.B68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690]/[.B690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92]/[.B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93]/[.B69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95]/[.B69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96]/[.B69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697]/[.B697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98]/[.B69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701]/[.B70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702]/[.B70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703]/[.B70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04]/[.B70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05]/[.B70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06]/[.B70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07]/[.B70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08]/[.B70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09]/[.B70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10]/[.B71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11]/[.B7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712]/[.B712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13]/[.B71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14]/[.B7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15]/[.B7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716]/[.B716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17]/[.B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18]/[.B71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19]/[.B71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20]/[.B72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21]/[.B7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22]/[.B72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723]/[.B723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24]/[.B72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25]/[.B72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726]/[.B72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727]/[.B727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728]/[.B72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9]/[.B72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730]/[.B73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1]/[.B7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32]/[.B73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3]/[.B73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34]/[.B73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735]/[.B735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36]/[.B73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737]/[.B7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738]/[.B738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9]/[.B73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40]/[.B74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41]/[.B74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742]/[.B74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3]/[.B7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44]/[.B74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45]/[.B74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46]/[.B74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747]/[.B747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748]/[.B748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49]/[.B7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750]/[.B75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751]/[.B75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753]/[.B75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54]/[.B754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55]/[.B755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56]/[.B75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757]/[.B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58]/[.B75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59]/[.B759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60]/[.B7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61]/[.B7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762]/[.B76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763]/[.B76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64]/[.B76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765]/[.B765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766]/[.B76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67]/[.B767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68]/[.B76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69]/[.B769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70]/[.B77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771]/[.B771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72]/[.B77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773]/[.B7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774]/[.B7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75]/[.B77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776]/[.B7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777]/[.B77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78]/[.B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79]/[.B7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80]/[.B78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781]/[.B78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82]/[.B782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83]/[.B7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84]/[.B7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86]/[.B786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87]/[.B78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788]/[.B78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789]/[.B7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790]/[.B79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791]/[.B79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92]/[.B79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93]/[.B79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794]/[.B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795]/[.B79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96]/[.B79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797]/[.B79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798]/[.B79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799]/[.B79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800]/[.B80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801]/[.B80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803]/[.B80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04]/[.B80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805]/[.B80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06]/[.B80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807]/[.B807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08]/[.B80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09]/[.B80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810]/[.B810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11]/[.B81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812]/[.B81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13]/[.B81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14]/[.B81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5]/[.B81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6]/[.B8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17]/[.B81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19]/[.B81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20]/[.B82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21]/[.B8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22]/[.B82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823]/[.B82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24]/[.B8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25]/[.B82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26]/[.B8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27]/[.B8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28]/[.B8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829]/[.B82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30]/[.B8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31]/[.B83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832]/[.B83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33]/[.B833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4]/[.B83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5]/[.B83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36]/[.B83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37]/[.B83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38]/[.B8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39]/[.B8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40]/[.B84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41]/[.B84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42]/[.B84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43]/[.B8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44]/[.B84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45]/[.B8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846]/[.B846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7]/[.B84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848]/[.B848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49]/[.B8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50]/[.B85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51]/[.B85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852]/[.B85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53]/[.B8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854]/[.B85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55]/[.B8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856]/[.B85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857]/[.B85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858]/[.B85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59]/[.B85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60]/[.B8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61]/[.B86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62]/[.B8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863]/[.B863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64]/[.B864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865]/[.B86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66]/[.B8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867]/[.B86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68]/[.B8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869]/[.B86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870]/[.B87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71]/[.B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872]/[.B872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73]/[.B87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4]/[.B8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875]/[.B87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876]/[.B87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7]/[.B87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78]/[.B8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79]/[.B879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880]/[.B88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1]/[.B88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882]/[.B8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883]/[.B883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84]/[.B88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885]/[.B88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6]/[.B88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887]/[.B887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888]/[.B88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89]/[.B88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90]/[.B89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891]/[.B891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92]/[.B89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893]/[.B893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894]/[.B89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895]/[.B89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96]/[.B8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97]/[.B8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898]/[.B89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899]/[.B8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900]/[.B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01]/[.B901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02]/[.B902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904]/[.B904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05]/[.B9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06]/[.B90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907]/[.B9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08]/[.B90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909]/[.B90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910]/[.B9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11]/[.B91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912]/[.B91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13]/[.B91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14]/[.B9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15]/[.B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916]/[.B91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917]/[.B91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918]/[.B91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19]/[.B91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920]/[.B92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21]/[.B92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22]/[.B922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923]/[.B923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24]/[.B92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25]/[.B92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26]/[.B9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927]/[.B927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28]/[.B92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929]/[.B9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30]/[.B9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31]/[.B93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2]/[.B93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33]/[.B93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934]/[.B934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35]/[.B93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36]/[.B93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37]/[.B93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38]/[.B93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39]/[.B939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940]/[.B94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941]/[.B9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42]/[.B94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43]/[.B94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945]/[.B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46]/[.B94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47]/[.B94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48]/[.B9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49]/[.B94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950]/[.B95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51]/[.B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952]/[.B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54]/[.B95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55]/[.B9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56]/[.B95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957]/[.B9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58]/[.B95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59]/[.B95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960]/[.B96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61]/[.B96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962]/[.B96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963]/[.B96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964]/[.B96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65]/[.B96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66]/[.B96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967]/[.B96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969]/[.B96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70]/[.B97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71]/[.B97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972]/[.B97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73]/[.B9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974]/[.B97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975]/[.B97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976]/[.B97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977]/[.B977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978]/[.B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979]/[.B97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80]/[.B9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981]/[.B98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82]/[.B9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983]/[.B98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84]/[.B98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85]/[.B98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86]/[.B98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87]/[.B98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988]/[.B98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989]/[.B98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90]/[.B99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991]/[.B99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92]/[.B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93]/[.B99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94]/[.B99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95]/[.B99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996]/[.B99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97]/[.B99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98]/[.B99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99]/[.B99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00]/[.B10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01]/[.B10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02]/[.B10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1003]/[.B100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04]/[.B100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05]/[.B100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06]/[.B1006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007]/[.B100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08]/[.B10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09]/[.B100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010]/[.B1010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11]/[.B101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012]/[.B1012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13]/[.B101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014]/[.B1014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015]/[.B101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16]/[.B101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17]/[.B10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018]/[.B101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19]/[.B101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020]/[.B102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21]/[.B102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2]/[.B102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023]/[.B102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24]/[.B102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025]/[.B102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26]/[.B102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027]/[.B1027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028]/[.B102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29]/[.B102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30]/[.B103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31]/[.B10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033]/[.B103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34]/[.B103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35]/[.B103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36]/[.B103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037]/[.B10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38]/[.B10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039]/[.B103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040]/[.B104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41]/[.B10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42]/[.B104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43]/[.B104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044]/[.B1044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045]/[.B104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46]/[.B10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47]/[.B10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D1048]/[.B1048]" office:value-type="float" office:value="0.413793103448276" calcext:value-type="float">
            <text:p>0.413793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49]/[.B104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50]/[.B105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51]/[.B105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52]/[.B105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53]/[.B105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054]/[.B105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055]/[.B105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56]/[.B105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57]/[.B105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58]/[.B105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059]/[.B1059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060]/[.B106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1]/[.B106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062]/[.B10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063]/[.B106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64]/[.B106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65]/[.B106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66]/[.B106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7]/[.B106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8]/[.B106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069]/[.B106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070]/[.B107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71]/[.B107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072]/[.B10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73]/[.B107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74]/[.B10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75]/[.B10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7]/[.B107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80]/[.B10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081]/[.B108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82]/[.B108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083]/[.B108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1084]/[.B10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085]/[.B10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86]/[.B108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D1087]/[.B1087]" office:value-type="float" office:value="0.321428571428571" calcext:value-type="float">
            <text:p>0.32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088]/[.B108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89]/[.B108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090]/[.B109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091]/[.B109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92]/[.B109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093]/[.B10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094]/[.B1094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1095]/[.B1095]" office:value-type="float" office:value="0.347826086956522" calcext:value-type="float">
            <text:p>0.34782608695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096]/[.B109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97]/[.B109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98]/[.B109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099]/[.B109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00]/[.B110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01]/[.B110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102]/[.B110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103]/[.B110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104]/[.B110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05]/[.B110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06]/[.B11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107]/[.B1107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108]/[.B110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109]/[.B110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110]/[.B111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11]/[.B111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12]/[.B111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113]/[.B1113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14]/[.B11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5]/[.B111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16]/[.B111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1117]/[.B111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8]/[.B1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19]/[.B111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120]/[.B112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121]/[.B11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122]/[.B112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23]/[.B112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4]/[.B1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25]/[.B11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26]/[.B112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7]/[.B112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128]/[.B112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29]/[.B112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130]/[.B1130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31]/[.B11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1132]/[.B11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133]/[.B113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34]/[.B113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1135]/[.B113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136]/[.B11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1137]/[.B1137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38]/[.B113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139]/[.B113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40]/[.B11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142]/[.B114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43]/[.B11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44]/[.B114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45]/[.B114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146]/[.B114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47]/[.B114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148]/[.B11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49]/[.B114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50]/[.B11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151]/[.B1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52]/[.B115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153]/[.B1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54]/[.B11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5]/[.B115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D1156]/[.B1156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57]/[.B115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158]/[.B11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159]/[.B1159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160]/[.B1160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61]/[.B116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62]/[.B11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63]/[.B116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64]/[.B116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65]/[.B11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166]/[.B11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67]/[.B116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68]/[.B116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69]/[.B116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170]/[.B117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71]/[.B1171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172]/[.B117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173]/[.B117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74]/[.B11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75]/[.B11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76]/[.B117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77]/[.B117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78]/[.B117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1179]/[.B1179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80]/[.B118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181]/[.B1181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182]/[.B118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83]/[.B118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84]/[.B1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85]/[.B118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6]/[.B11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D1187]/[.B1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188]/[.B1188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189]/[.B118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190]/[.B119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91]/[.B119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92]/[.B11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193]/[.B1193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194]/[.B119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195]/[.B119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96]/[.B119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8]/[.B11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99]/[.B119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200]/[.B120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1]/[.B12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02]/[.B120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203]/[.B120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04]/[.B120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205]/[.B120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06]/[.B120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07]/[.B120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08]/[.B1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209]/[.B120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10]/[.B121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11]/[.B121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212]/[.B121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13]/[.B121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14]/[.B12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15]/[.B121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216]/[.B1216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18]/[.B121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9]/[.B12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0]/[.B12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221]/[.B1221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22]/[.B122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223]/[.B1223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1224]/[.B1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225]/[.B122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26]/[.B122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27]/[.B122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28]/[.B122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29]/[.B12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230]/[.B123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31]/[.B12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32]/[.B12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33]/[.B123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34]/[.B123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35]/[.B123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36]/[.B12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37]/[.B123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238]/[.B12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39]/[.B1239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40]/[.B12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241]/[.B12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1242]/[.B124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3]/[.B124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244]/[.B124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45]/[.B1245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46]/[.B1246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247]/[.B124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248]/[.B124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49]/[.B124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50]/[.B12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51]/[.B125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52]/[.B125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53]/[.B125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254]/[.B125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55]/[.B125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56]/[.B125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57]/[.B12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58]/[.B125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9]/[.B125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260]/[.B1260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61]/[.B126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62]/[.B1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263]/[.B126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264]/[.B126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65]/[.B126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266]/[.B126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67]/[.B126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68]/[.B12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269]/[.B126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70]/[.B127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271]/[.B1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72]/[.B127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73]/[.B127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74]/[.B127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1275]/[.B1275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276]/[.B12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277]/[.B127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78]/[.B127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279]/[.B1279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280]/[.B128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81]/[.B128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82]/[.B128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283]/[.B128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84]/[.B128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285]/[.B128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86]/[.B128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87]/[.B1287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88]/[.B1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289]/[.B128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90]/[.B129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291]/[.B129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1292]/[.B1292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293]/[.B1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94]/[.B1294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295]/[.B129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96]/[.B12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297]/[.B129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98]/[.B129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D1299]/[.B12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300]/[.B1300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301]/[.B130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302]/[.B1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1303]/[.B130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04]/[.B130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05]/[.B130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306]/[.B130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307]/[.B130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308]/[.B130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09]/[.B130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1310]/[.B131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311]/[.B131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12]/[.B131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313]/[.B131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314]/[.B13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1315]/[.B1315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316]/[.B131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317]/[.B131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18]/[.B131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19]/[.B131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320]/[.B132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1321]/[.B1321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322]/[.B132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323]/[.B13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324]/[.B132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325]/[.B132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326]/[.B1326]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4:55.332790960</dc:date>
    <meta:editing-duration>P9DT44M47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